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3" style:family="table">
      <style:table-properties style:width="4.45in" table:align="center"/>
    </style:style>
    <style:style style:name="Table13.A" style:family="table-column">
      <style:table-column-properties style:column-width="1.1125in"/>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1" style:family="table">
      <style:table-properties style:width="1.8299in" table:align="center" style:may-break-between-rows="false"/>
    </style:style>
    <style:style style:name="Table11.A" style:family="table-column">
      <style:table-column-properties style:column-width="0.2576in"/>
    </style:style>
    <style:style style:name="Table11.B" style:family="table-column">
      <style:table-column-properties style:column-width="0.175in"/>
    </style:style>
    <style:style style:name="Table11.C" style:family="table-column">
      <style:table-column-properties style:column-width="0.1743in"/>
    </style:style>
    <style:style style:name="Table11.A1" style:family="table-cell">
      <style:table-cell-properties fo:padding="0.0382in" fo:border="none"/>
    </style:style>
    <style:style style:name="Table11.B1" style:family="table-cell">
      <style:table-cell-properties fo:background-color="#ffff00" fo:padding="0.0382in" fo:border="none">
        <style:background-image/>
      </style:table-cell-properties>
    </style:style>
    <style:style style:name="Table11.C1" style:family="table-cell">
      <style:table-cell-properties fo:background-color="#ffff00" fo:padding="0.0382in" fo:border-left="0.05pt solid #000000" fo:border-right="none" fo:border-top="none" fo:border-bottom="none">
        <style:background-image/>
      </style:table-cell-properties>
    </style:style>
    <style:style style:name="Table11.C2" style:family="table-cell">
      <style:table-cell-properties fo:padding="0.0382in" fo:border-left="0.05pt solid #000000" fo:border-right="none" fo:border-top="none" fo:border-bottom="none"/>
    </style:style>
    <style:style style:name="Table11.C3" style:family="table-cell">
      <style:table-cell-properties fo:padding="0.0382in" fo:border-left="0.05pt solid #000000" fo:border-right="none" fo:border-top="none" fo:border-bottom="none"/>
    </style:style>
    <style:style style:name="Table11.A4" style:family="table-cell">
      <style:table-cell-properties fo:padding="0.0382in" fo:border-left="none" fo:border-right="none" fo:border-top="none" fo:border-bottom="0.05pt solid #000000"/>
    </style:style>
    <style:style style:name="Table11.B4" style:family="table-cell">
      <style:table-cell-properties fo:padding="0.0382in" fo:border-left="none"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none" fo:border-right="none" fo:border-top="none" fo:border-bottom="0.05pt solid #000000"/>
    </style:style>
    <style:style style:name="Table11.E4" style:family="table-cell">
      <style:table-cell-properties fo:padding="0.0382in" fo:border-left="none" fo:border-right="none" fo:border-top="none" fo:border-bottom="0.05pt solid #000000"/>
    </style:style>
    <style:style style:name="Table11.F4" style:family="table-cell">
      <style:table-cell-properties fo:padding="0.0382in" fo:border-left="none" fo:border-right="none" fo:border-top="none" fo:border-bottom="0.05pt solid #000000"/>
    </style:style>
    <style:style style:name="Table11.G4" style:family="table-cell">
      <style:table-cell-properties fo:padding="0.0382in" fo:border-left="none" fo:border-right="none" fo:border-top="none" fo:border-bottom="0.05pt solid #000000"/>
    </style:style>
    <style:style style:name="Table11.H4" style:family="table-cell">
      <style:table-cell-properties fo:padding="0.0382in" fo:border-left="none" fo:border-right="none" fo:border-top="none" fo:border-bottom="0.05pt solid #000000"/>
    </style:style>
    <style:style style:name="Table11.I4" style:family="table-cell">
      <style:table-cell-properties fo:padding="0.0382in" fo:border-left="none" fo:border-right="none" fo:border-top="none" fo:border-bottom="0.05pt solid #000000"/>
    </style:style>
    <style:style style:name="Table11.J4" style:family="table-cell">
      <style:table-cell-properties fo:padding="0.0382in" fo:border-left="none" fo:border-right="none" fo:border-top="none" fo:border-bottom="0.05pt solid #000000"/>
    </style:style>
    <style:style style:name="Table11.C5" style:family="table-cell">
      <style:table-cell-properties fo:padding="0.0382in" fo:border-left="0.05pt solid #000000" fo:border-right="none" fo:border-top="none" fo:border-bottom="none"/>
    </style:style>
    <style:style style:name="Table12" style:family="table">
      <style:table-properties style:width="1.9097in" table:align="center" style:may-break-between-rows="false"/>
    </style:style>
    <style:style style:name="Table12.A" style:family="table-column">
      <style:table-column-properties style:column-width="0.341in"/>
    </style:style>
    <style:style style:name="Table12.B" style:family="table-column">
      <style:table-column-properties style:column-width="0.1743in"/>
    </style:style>
    <style:style style:name="Table12.A1" style:family="table-cell">
      <style:table-cell-properties fo:padding="0.0382in" fo:border="none"/>
    </style:style>
    <style:style style:name="Table12.B1" style:family="table-cell">
      <style:table-cell-properties fo:background-color="#ffff00" fo:padding="0.0382in" fo:border="none">
        <style:background-image/>
      </style:table-cell-properties>
    </style:style>
    <style:style style:name="Table12.C1" style:family="table-cell">
      <style:table-cell-properties fo:background-color="#ffff00" fo:padding="0.0382in" fo:border-left="0.05pt solid #000000" fo:border-right="none" fo:border-top="none" fo:border-bottom="none">
        <style:background-image/>
      </style:table-cell-properties>
    </style:style>
    <style:style style:name="Table12.C2" style:family="table-cell">
      <style:table-cell-properties fo:padding="0.0382in" fo:border-left="0.05pt solid #000000" fo:border-right="none" fo:border-top="none" fo:border-bottom="none"/>
    </style:style>
    <style:style style:name="Table12.C3" style:family="table-cell">
      <style:table-cell-properties fo:padding="0.0382in" fo:border-left="0.05pt solid #000000" fo:border-right="none" fo:border-top="none" fo:border-bottom="none"/>
    </style:style>
    <style:style style:name="Table12.A4" style:family="table-cell">
      <style:table-cell-properties fo:padding="0.0382in" fo:border-left="none" fo:border-right="none" fo:border-top="none" fo:border-bottom="0.05pt solid #000000"/>
    </style:style>
    <style:style style:name="Table12.B4" style:family="table-cell">
      <style:table-cell-properties fo:padding="0.0382in" fo:border-left="none"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none" fo:border-right="none" fo:border-top="none" fo:border-bottom="0.05pt solid #000000"/>
    </style:style>
    <style:style style:name="Table12.E4" style:family="table-cell">
      <style:table-cell-properties fo:padding="0.0382in" fo:border-left="none" fo:border-right="none" fo:border-top="none" fo:border-bottom="0.05pt solid #000000"/>
    </style:style>
    <style:style style:name="Table12.F4" style:family="table-cell">
      <style:table-cell-properties fo:padding="0.0382in" fo:border-left="none" fo:border-right="none" fo:border-top="none" fo:border-bottom="0.05pt solid #000000"/>
    </style:style>
    <style:style style:name="Table12.G4" style:family="table-cell">
      <style:table-cell-properties fo:padding="0.0382in" fo:border-left="none" fo:border-right="none" fo:border-top="none" fo:border-bottom="0.05pt solid #000000"/>
    </style:style>
    <style:style style:name="Table12.H4" style:family="table-cell">
      <style:table-cell-properties fo:padding="0.0382in" fo:border-left="none" fo:border-right="none" fo:border-top="none" fo:border-bottom="0.05pt solid #000000"/>
    </style:style>
    <style:style style:name="Table12.I4" style:family="table-cell">
      <style:table-cell-properties fo:padding="0.0382in" fo:border-left="none" fo:border-right="none" fo:border-top="none" fo:border-bottom="0.05pt solid #000000"/>
    </style:style>
    <style:style style:name="Table12.J4" style:family="table-cell">
      <style:table-cell-properties fo:padding="0.0382in" fo:border-left="none" fo:border-right="none" fo:border-top="none" fo:border-bottom="0.05pt solid #000000"/>
    </style:style>
    <style:style style:name="Table12.C5" style:family="table-cell">
      <style:table-cell-properties fo:padding="0.0382in" fo:border-left="0.05pt solid #000000" fo:border-right="none" fo:border-top="none" fo:border-bottom="none"/>
    </style:style>
    <style:style style:name="P1" style:family="paragraph" style:parent-style-name="Header">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text-align="justify" style:justify-single-word="false"/>
      <style:text-properties fo:font-weight="bold" style:font-weight-asian="bold" style:font-weight-complex="bold"/>
    </style:style>
    <style:style style:name="P4" style:family="paragraph" style:parent-style-name="Text_20_body">
      <style:paragraph-properties fo:text-align="justify" style:justify-single-word="false"/>
    </style:style>
    <style:style style:name="P5" style:family="paragraph" style:parent-style-name="Text_20_body">
      <style:text-properties fo:font-size="12pt" fo:font-weight="bold" style:font-size-asian="12pt" style:font-weight-asian="bold" style:font-size-complex="12pt" style:font-weight-complex="bold"/>
    </style:style>
    <style:style style:name="P6" style:family="paragraph" style:parent-style-name="Text_20_body">
      <style:paragraph-properties fo:text-align="justify" style:justify-single-word="false"/>
      <style:text-properties fo:font-size="12pt" style:font-size-asian="12pt" style:font-size-complex="12pt"/>
    </style:style>
    <style:style style:name="P7" style:family="paragraph" style:parent-style-name="Text_20_body">
      <style:text-properties fo:font-size="10pt" style:font-size-asian="10pt" style:font-size-complex="10pt"/>
    </style:style>
    <style:style style:name="P8" style:family="paragraph" style:parent-style-name="Text_20_body">
      <style:paragraph-properties fo:text-align="center" style:justify-single-word="false"/>
      <style:text-properties fo:font-style="italic" style:font-style-asian="italic" style:font-style-complex="italic"/>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Standard">
      <style:paragraph-properties fo:text-align="justify" style:justify-single-word="false"/>
    </style:style>
    <style:style style:name="P11" style:family="paragraph" style:parent-style-name="Standard">
      <style:text-properties fo:font-size="10pt" style:font-size-asian="10pt" style:font-size-complex="10pt"/>
    </style:style>
    <style:style style:name="P12" style:family="paragraph" style:parent-style-name="Table_20_Contents">
      <style:paragraph-properties fo:text-align="center" style:justify-single-word="false"/>
      <style:text-properties fo:font-size="10pt" style:font-size-asian="10pt" style:font-size-complex="10pt"/>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justify" style:justify-single-word="false"/>
      <style:text-properties fo:font-weight="bold" style:font-weight-asian="bold" style:font-weight-complex="bold"/>
    </style:style>
    <style:style style:name="P15" style:family="paragraph" style:parent-style-name="Heading_20_3">
      <style:paragraph-properties fo:text-align="justify" style:justify-single-word="false"/>
      <style:text-properties style:text-position="0% 100%" fo:font-size="12pt" fo:font-weight="bold" style:font-size-asian="12pt" style:font-weight-asian="bold" style:font-size-complex="12pt" style:font-weight-complex="bold"/>
    </style:style>
    <style:style style:name="P16" style:family="paragraph" style:parent-style-name="Heading_20_3">
      <style:text-properties fo:font-size="12pt" style:font-size-asian="12pt" style:font-size-complex="12pt"/>
    </style:style>
    <style:style style:name="P17" style:family="paragraph" style:parent-style-name="Standard">
      <style:paragraph-properties fo:text-align="justify" style:justify-single-word="false"/>
      <style:text-properties fo:language="es" fo:country="AR"/>
    </style:style>
    <style:style style:name="P18" style:family="paragraph" style:parent-style-name="Standard">
      <style:paragraph-properties fo:text-align="justify" style:justify-single-word="false"/>
    </style:style>
    <style:style style:name="P19" style:family="paragraph" style:parent-style-name="Standard">
      <style:text-properties fo:background-color="transparent" style:font-size-asian="10.5pt"/>
    </style:style>
    <style:style style:name="P20" style:family="paragraph" style:parent-style-name="Text_20_body" style:list-style-name="L1">
      <style:paragraph-properties fo:text-align="justify" style:justify-single-word="false"/>
    </style:style>
    <style:style style:name="P21" style:family="paragraph" style:parent-style-name="Text_20_body" style:list-style-name="L2">
      <style:paragraph-properties fo:text-align="justify" style:justify-single-word="false"/>
    </style:style>
    <style:style style:name="P22" style:family="paragraph" style:parent-style-name="Text_20_body" style:list-style-name="L3">
      <style:paragraph-properties fo:text-align="justify" style:justify-single-word="false"/>
    </style:style>
    <style:style style:name="P23" style:family="paragraph" style:parent-style-name="Text_20_body" style:list-style-name="L6">
      <style:paragraph-properties fo:text-align="justify" style:justify-single-word="false"/>
    </style:style>
    <style:style style:name="P24" style:family="paragraph" style:parent-style-name="Text_20_body" style:list-style-name="L8">
      <style:paragraph-properties fo:text-align="justify" style:justify-single-word="false"/>
    </style:style>
    <style:style style:name="P25" style:family="paragraph" style:parent-style-name="Text_20_body" style:list-style-name="L3">
      <style:paragraph-properties fo:text-align="justify" style:justify-single-word="false"/>
      <style:text-properties fo:font-weight="normal" style:font-weight-asian="normal" style:font-weight-complex="normal"/>
    </style:style>
    <style:style style:name="P26" style:family="paragraph" style:parent-style-name="Text_20_body" style:list-style-name="L4"/>
    <style:style style:name="P27" style:family="paragraph" style:parent-style-name="Text_20_body" style:list-style-name="L5">
      <style:text-properties fo:font-weight="bold" style:font-weight-asian="bold" style:font-weight-complex="bold"/>
    </style:style>
    <style:style style:name="P28" style:family="paragraph" style:parent-style-name="Text_20_body" style:list-style-name="L5">
      <style:text-properties style:text-position="0% 100%" fo:font-weight="bold" style:font-weight-asian="bold" style:font-weight-complex="bold"/>
    </style:style>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paragraph-properties fo:text-align="justify" style:justify-single-word="false"/>
      <style:text-properties fo:font-size="12pt" style:font-size-asian="12pt" style:font-size-complex="12pt"/>
    </style:style>
    <style:style style:name="P32" style:family="paragraph" style:parent-style-name="Text_20_body">
      <style:paragraph-properties fo:margin-left="0in" fo:margin-right="0in" style:line-height-at-least="0.1654in" fo:text-indent="0in" style:auto-text-indent="false"/>
      <style:text-properties fo:font-variant="normal" fo:text-transform="none" fo:color="#000000" style:font-name="sans-serif" fo:font-size="7.5pt" fo:letter-spacing="normal" fo:font-style="normal" fo:font-weight="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weight="bold" style:font-weight-asian="bold" style:font-weight-complex="bold"/>
    </style:style>
    <style:style style:name="T4" style:family="text">
      <style:text-properties style:text-position="sub 58%"/>
    </style:style>
    <style:style style:name="T5" style:family="text">
      <style:text-properties style:text-position="sub 58%" fo:font-weight="bold" style:font-weight-asian="bold" style:font-weight-complex="bold"/>
    </style:style>
    <style:style style:name="T6" style:family="text">
      <style:text-properties style:text-position="sub 58%" fo:font-size="12pt" fo:font-weight="bold" style:font-size-asian="12pt" style:font-weight-asian="bold" style:font-size-complex="12pt" style:font-weight-complex="bold"/>
    </style:style>
    <style:style style:name="T7" style:family="text">
      <style:text-properties style:text-position="0% 100%" fo:font-weight="normal" style:font-weight-asian="normal" style:font-weight-complex="normal"/>
    </style:style>
    <style:style style:name="T8" style:family="text">
      <style:text-properties style:text-position="0% 100%" fo:font-size="12pt" fo:font-weight="normal" style:font-size-asian="12pt" style:font-weight-asian="normal" style:font-size-complex="12pt" style:font-weight-complex="normal"/>
    </style:style>
    <style:style style:name="T9" style:family="text">
      <style:text-properties style:text-position="0% 100%" fo:font-size="12pt" fo:font-weight="bold" style:font-size-asian="12pt" style:font-weight-asian="bold" style:font-size-complex="12pt" style:font-weight-complex="bold"/>
    </style:style>
    <style:style style:name="T10" style:family="text">
      <style:text-properties fo:font-size="12pt" style:font-size-asian="12pt" style:font-size-complex="12pt"/>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bold" style:font-size-asian="12pt" style:font-weight-asian="bold" style:font-size-complex="12pt" style:font-weight-complex="bold"/>
    </style:style>
    <style:style style:name="T13" style:family="text">
      <style:text-properties fo:language="es" fo:country="AR"/>
    </style:style>
    <style:style style:name="T14" style:family="text">
      <style:text-properties fo:language="es" fo:country="AR" fo:font-weight="bold" style:font-weight-asian="bold" style:font-weight-complex="bold"/>
    </style:style>
    <style:style style:name="T15" style:family="text">
      <style:text-properties fo:font-variant="normal" fo:text-transform="none" fo:color="#000000" style:font-name="sans-serif" fo:font-size="7.5pt" fo:letter-spacing="normal" fo:font-style="normal" fo:font-weight="normal"/>
    </style:style>
    <style:style style:name="T16" style:family="text">
      <style:text-properties fo:font-variant="normal" fo:text-transform="none" fo:color="#000000" style:font-name="sans-serif" fo:font-size="7.5pt" fo:letter-spacing="normal" fo:language="es" fo:country="AR" fo:font-style="normal" fo:font-weight="normal"/>
    </style:style>
    <style:style style:name="T17" style:family="text">
      <style:text-properties fo:font-variant="normal" fo:text-transform="none" fo:color="#5a3696" style:text-line-through-style="none" style:font-name="sans-serif" fo:font-size="7.5pt" fo:letter-spacing="normal" fo:font-style="normal" style:text-underline-style="none" fo:font-weight="normal" style:text-blinking="false"/>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top" style:vertical-rel="paragraph-content" style:horizontal-pos="center" style:horizontal-rel="paragraph">
        <style:columns fo:column-count="1" fo:column-gap="0in"/>
      </style:graphic-properties>
    </style:style>
    <style:style style:name="fr3" style:family="graphic" style:parent-style-name="Frame">
      <style:graphic-properties style:vertical-pos="top" style:vertical-rel="paragraph-content" style:horizontal-pos="center" style:horizontal-rel="paragraph">
        <style:columns fo:column-count="2" fo:column-gap="0in">
          <style:column style:rel-width="32767*" fo:start-indent="0in" fo:end-indent="0in"/>
          <style:column style:rel-width="32768*" fo:start-indent="0in" fo:end-indent="0in"/>
        </style:columns>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quitectura y organización de computadoras</text:h>
      <text:h text:style-name="Heading_20_3" text:outline-level="3">Representación de datos numéricos</text:h>
      <text:p text:style-name="P4">Hasta el momento hemos visto los sistemas numéricos, especialmente el <text:span text:style-name="T1">sistema binario</text:span>, desde el punto de vista puramente matemático, y hemos considerado únicamente la representación y la aritmética del conjunto de los naturales y el cero, es decir, de <text:span text:style-name="T1">números enteros no negativos</text:span>. </text:p>
      <text:p text:style-name="P4">Sin embargo, en nuestro dominio, la computación, tarde o temprano nos enfrentaremos con algunas dificultades:</text:p>
      <text:list xml:id="list5264250031" text:style-name="L1">
        <text:list-item>
          <text:p text:style-name="P20">Existen otros conjuntos numéricos, como los <text:span text:style-name="T1">enteros </text:span><text:span text:style-name="T1">(positivos, cero y negativos)</text:span>, que aparecen frecuentemente en los problemas de la vida real. </text:p>
        </text:list-item>
        <text:list-item>
          <text:p text:style-name="P20">Otros conjuntos muy importantes que aún no podemos manejar son los <text:span text:style-name="T1">racionales</text:span>, los <text:span text:style-name="T1">reales</text:span> y los <text:span text:style-name="T1">complejos</text:span>.</text:p>
        </text:list-item>
        <text:list-item>
          <text:p text:style-name="P20">Además, hemos visto anteriormente que las computadoras disponen de una <text:span text:style-name="T1">cantidad limitada de dígitos</text:span> binarios para la representación numérica. </text:p>
        </text:list-item>
      </text:list>
      <text:p text:style-name="P4">Estudiaremos entonces cómo podemos resolver el problema de representar diferentes conjuntos numéricos con una <text:span text:style-name="T1">cantidad finita</text:span> de dígitos binarios. </text:p>
      <text:h text:style-name="Heading_20_3" text:outline-level="3">Datos y tipos de datos</text:h>
      <text:p text:style-name="P4">Al procesar los datos, las computadoras los mantienen en contenedores o unidades de almacenamiento de un tamaño determinado. Los tamaños habituales para estas unidades son, por ejemplo, <text:span text:style-name="T1">8, 16, 32 o 64 bits</text:span>. <text:s/>Por otro lado, los lenguajes de programación proveen una cantidad limitada de <text:span text:style-name="T1">tipos de datos</text:span>, con los que pueden operar los programas escritos en esos lenguajes. Los datos de cada tipo de datos se guardan en unidades de almacenamiento de un tamaño conveniente. </text:p>
      <text:p text:style-name="P4">Además de usar unidades de almacenamiento de diferentes tamaños, diferentes tipos de datos tienen determinadas características. Cuando un programador necesita manejar un cierto dato dentro de un programa, elige cuidadosamente un tipo de dato provisto por el lenguaje, que le ofrezca las características que necesita para su problema. Por ejemplo, los tipos de datos <text:span text:style-name="T1">enteros</text:span> pueden ser <text:span text:style-name="T1">con signo</text:span><text:span text:style-name="T2"> (en cuyo caso pueden representar datos positivos o negativos) </text:span><text:span text:style-name="T1">o sin signo</text:span><text:span text:style-name="T2"> (que representarán únicamente positivos y el cero). O bien, los tipos de datos </text:span><text:span text:style-name="T1">reales</text:span><text:span text:style-name="T2"> pueden tener </text:span><text:span text:style-name="T1">una determinada precisión</text:span>. </text:p>
      <text:p text:style-name="P4">Dejemos claro que cuando hablamos de <text:span text:style-name="T1">enteros con o sin signo</text:span>, nos referimos a los <text:span text:style-name="T1">tipos de datos</text:span>, y no a los datos mismos. Es decir, un <text:span text:style-name="T1">dato</text:span> puede ser un número <text:span text:style-name="T1">positivo</text:span> (y no llevar un signo “menos”) pero estar representado con un tipo de dato <text:span text:style-name="T1">con signo</text:span>. Como la información de si un número es o no negativo corresponde a una <text:span text:style-name="T1">pregunta binaria</text:span>, un tipo de dato entero <text:span text:style-name="T1">con signo</text:span> necesita destinar un bit para representar esta información, sea o no negativo el dato almacenado.</text:p>
      <text:h text:style-name="Heading_20_3" text:outline-level="3">Rango de representación</text:h>
      <text:p text:style-name="P4">Al representar números enteros, con o sin signo, con una cantidad finita <text:span text:style-name="T1">n</text:span> de dígitos, en un sistema de base <text:span text:style-name="T1">b</text:span>, tenemos una primera limitación. No todos los números pueden ser representados. ¿Cuántos números podremos representar en el sistema decimal, con <text:span text:style-name="T1">n</text:span> dígitos? El intervalo de <text:soft-page-break/>números representables en el sistema se llama su<text:span text:style-name="T1"> rango de representación</text:span><text:span text:style-name="T2"> y depende de si consideramos un tipo de datos con signo o sin signo.</text:span></text:p>
      <text:list xml:id="list1953662460" text:style-name="L2">
        <text:list-item>
          <text:p text:style-name="P21">En tipos de datos <text:span text:style-name="T1">sin signo</text:span><text:span text:style-name="T2">, el </text:span><text:span text:style-name="T1">menor número</text:span> que podemos representar es el 0; pero el mayor número <text:span text:style-name="T1">sin signo </text:span>representable en un sistema de base <text:span text:style-name="T1">b</text:span> resulta ser <text:span text:style-name="T1">b</text:span><text:span text:style-name="T3">n</text:span><text:span text:style-name="T1">-1</text:span><text:span text:style-name="T2">. El intervalo </text:span><text:span text:style-name="T1">[0, <text:s/>b</text:span><text:span text:style-name="T3">n</text:span><text:span text:style-name="T1">-1] es el llamado rango de representación </text:span><text:span text:style-name="T2">del sistema. En el sistema binario los números </text:span><text:span text:style-name="T1">sin signo</text:span><text:span text:style-name="T2"> abarcan el rango </text:span><text:span text:style-name="T1">de 0 a 2</text:span><text:span text:style-name="T3">n</text:span><text:span text:style-name="T1">-1</text:span><text:span text:style-name="T2">, siendo </text:span><text:span text:style-name="T1">n</text:span><text:span text:style-name="T2"> la cantidad de dígitos.</text:span></text:p>
        </text:list-item>
        <text:list-item>
          <text:p text:style-name="P21"><text:span text:style-name="T2">Cuando consideramos números </text:span><text:span text:style-name="T1">con signo</text:span><text:span text:style-name="T2">, este rango de representación cambia </text:span><text:span text:style-name="T1">según la técnica de representación</text:span><text:span text:style-name="T2"> que usemos.</text:span></text:p>
        </text:list-item>
      </text:list>
      <text:h text:style-name="Heading_20_3" text:outline-level="3">Representación de enteros con signo</text:h>
      <text:p text:style-name="P4">Veremos dos métodos de representación<text:note text:id="ftn1" text:note-class="footnote"><text:note-citation>1</text:note-citation><text:note-body><text:p text:style-name="Footnote"><text:a xlink:type="simple" xlink:href="http://es.wikipedia.org/wiki/Representación_de_números_con_signo">http://es.wikipedia.org/wiki/Representaci%C3%B3n_de_n%C3%BAmeros_con_signo</text:a></text:p></text:note-body></text:note>. El primero se llama <text:span text:style-name="T1">signo-magnitud</text:span>, y el segundo, <text:span text:style-name="T1">complemento a 2</text:span>. </text:p>
      <text:p text:style-name="P4"><text:span text:style-name="T1">S</text:span><text:span text:style-name="T1">igno-magnitud</text:span></text:p>
      <text:p text:style-name="P4">Resulta posiblemente el más intuitivo para los humanos; sin embargo, como veremos tiene algunos inconvenientes. La notación <text:span text:style-name="T1">signo-magnitud</text:span> representa el <text:span text:style-name="T1">signo</text:span> de los datos con su bit de orden más alto, o <text:span text:style-name="T1">bit más significativo</text:span> (el bit más a la izquierda), y el <text:span text:style-name="T1">valor absoluto</text:span> del dato con los restantes bits. Por ejemplo, si la unidad de almacenamiento del dato mide 8 bits, <text:span text:style-name="T1">-1</text:span> se representará como <text:span text:style-name="T1">10000001</text:span>, y <text:span text:style-name="T1">+1</text:span> como <text:span text:style-name="T1">00000001</text:span><text:span text:style-name="T2"> (igual que si se tratara de un entero sin signo)</text:span>. El número <text:span text:style-name="T1">-3</text:span> se representará como <text:span text:style-name="T1">10000011</text:span> y el número <text:span text:style-name="T1">-64</text:span><text:span text:style-name="T2"> como </text:span><text:span text:style-name="T1">11000000</text:span>. El método es <text:s/>fácil de ejecutar a mano, si sabemos representar los enteros sin signo. </text:p>
      <text:p text:style-name="P4">Notemos que al usar un bit para signo, automáticamente perdemos ese bit para la representación de la magnitud o valor absoluto, disminuyendo así el rango de representación, el cual se divide por 2. Con la misma unidad de almacenamiento de 8 bits, el entero <text:span text:style-name="T1">sin signo</text:span> más grande representable era <text:span text:style-name="T1">2</text:span><text:span text:style-name="T3">8</text:span><text:span text:style-name="T1">-1 = 255 </text:span>(que se escribe <text:span text:style-name="T1">11111111</text:span>). Ahora, con signo-magnitud, el entero con signo más grande representable será <text:span text:style-name="T1">2</text:span><text:span text:style-name="T3">7</text:span><text:span text:style-name="T1">-1 = 127</text:span><text:span text:style-name="T2"> </text:span><text:span text:style-name="T2">(que se escribe </text:span><text:span text:style-name="T1">01111111</text:span><text:span text:style-name="T2">)</text:span><text:span text:style-name="T2">. </text:span></text:p>
      <text:p text:style-name="P9"><draw:frame draw:style-name="fr1" draw:name="Frame7" text:anchor-type="paragraph" svg:width="6.6929in" style:rel-width="100%" draw:z-index="1"><draw:text-box fo:min-height="0.2in"><text:p text:style-name="P4"><text:span text:style-name="T2">El rango de representación en </text:span><text:span text:style-name="T1">signo-magnitud</text:span><text:span text:style-name="T2"> con </text:span><text:span text:style-name="T1">n dígitos </text:span><text:span text:style-name="T2">es </text:span><text:span text:style-name="T1">[-2</text:span><text:span text:style-name="T3">n-1 </text:span><text:span text:style-name="T1">+ 1, 2</text:span><text:span text:style-name="T3">n-1 </text:span><text:span text:style-name="T1">- 1]</text:span><text:span text:style-name="T2">.</text:span></text:p></draw:text-box></draw:frame>Para los humanos, el método de signo-magnitud resulta sumamente cómodo, pero presenta algunos inconvenientes para su uso dentro de la computadora. En primer lugar, el 0 tiene dos representaciones, lo que complica las cosas. Cuando la computadora necesita saber si un número es 0, debe hacer dos comparaciones distintas, una por cada valor posible del cero. </text:p>
      <text:p text:style-name="P9">En segundo lugar, la aritmética en signo-magnitud es bastante dificultosa, tanto para los humanos como para la computadora. Para ver la dificultad de operar en este sistema, basta con tratar de hacer a mano algunas operaciones sencillas de suma o resta en aritmética binaria en signo-magnitud. Primero hay que decidir si los signos son iguales; en caso contrario, identificar el de mayor magnitud para determinar el signo del resultado; luego hacer la operación con los valores absolutos, restituir el signo, etc. La operación se vuelve bastante compleja. Otros métodos de representación (los sistemas de complemento) resuelven el problema con mayor limpieza. </text:p>
      <text:p text:style-name="P3">Complemento a 2</text:p>
      <text:p text:style-name="P4"><text:span text:style-name="T2">El segundo método es el de </text:span><text:span text:style-name="T1">complemento a 2</text:span><text:span text:style-name="T2">, que resuelve el problema de tener dos representaciones para el 0 y simplifica la aritmética binaria, tanto para los humanos como para las </text:span><text:soft-page-break/><text:span text:style-name="T2">computadoras. El método de complemento a 2 </text:span><text:span text:style-name="T1">también emplea el bit de orden más alto de acuerdo al <text:s/>signo</text:span><text:span text:style-name="T2">, pero la forma de representación es diferente:</text:span></text:p>
      <text:list xml:id="list1077237278" text:style-name="L3">
        <text:list-item>
          <text:p text:style-name="P25">Los positivos se representan igual que si se tratara de enteros sin signo (igual que en el caso de signo-magnitud).</text:p>
        </text:list-item>
        <text:list-item>
          <text:p text:style-name="P22"><text:span text:style-name="T2">Para los negativos, </text:span><text:span text:style-name="T2">se usa </text:span><text:span text:style-name="T2">el procedimiento </text:span><text:span text:style-name="T2">de </text:span><text:span text:style-name="T1">complementar a 2, </text:span><text:span text:style-name="T2">que</text:span><text:span text:style-name="T1"> </text:span><text:span text:style-name="T2">p</text:span><text:span text:style-name="T2">uede resumirse en tres pasos: </text:span></text:p>
          <text:list>
            <text:list-item>
              <text:p text:style-name="P22"><text:span text:style-name="T2">expresamos en binario el </text:span><text:span text:style-name="T1">valor absoluto</text:span><text:span text:style-name="T2"> del número, en la cantidad de bits del sistema;</text:span></text:p>
            </text:list-item>
            <text:list-item>
              <text:p text:style-name="P22"><text:span text:style-name="T1">invertimos los bits</text:span><text:span text:style-name="T2"> </text:span></text:p>
            </text:list-item>
            <text:list-item>
              <text:p text:style-name="P22"><text:span text:style-name="T2">y </text:span><text:span text:style-name="T1">sumamos 1</text:span><text:span text:style-name="T2">. </text:span></text:p>
            </text:list-item>
          </text:list>
        </text:list-item>
      </text:list>
      <text:p text:style-name="P3"/>
      <text:p text:style-name="P3">Ejemplo</text:p>
      <text:p text:style-name="P4"><text:span text:style-name="T2">Expresar los números </text:span><text:span text:style-name="T1">-23, -9</text:span><text:span text:style-name="T2"> </text:span><text:span text:style-name="T1">y 8 </text:span><text:span text:style-name="T2">en sistema binario en complemento a 2 con 8 bits. </text:span></text:p>
      <text:list xml:id="list546994196" text:style-name="L4">
        <text:list-item>
          <text:p text:style-name="P26">El valor absoluto de -23 es <text:span text:style-name="T1">23</text:span>. Expresado en binario en 8 bits es <text:span text:style-name="T1">00010111</text:span>. Invertido bit a bit es <text:span text:style-name="T1">11101000</text:span>. Sumando 1, queda <text:span text:style-name="T1">11101001</text:span><text:span text:style-name="T2">, </text:span><text:span text:style-name="T2">luego</text:span> <text:span text:style-name="T1">-23</text:span><text:span text:style-name="T5">(1</text:span><text:span text:style-name="T5">0</text:span><text:span text:style-name="T1"> = 11101001</text:span><text:span text:style-name="T5">(</text:span><text:span text:style-name="T5">2</text:span><text:span text:style-name="T2">.</text:span></text:p>
        </text:list-item>
        <text:list-item>
          <text:p text:style-name="P26">El valor absoluto de -9 es <text:span text:style-name="T1">9</text:span>. Expresado en binario en 8 bits, es <text:span text:style-name="T1">00001001</text:span>. Invertido bit a bit es <text:span text:style-name="T1">11110110</text:span>. Sumando 1, queda <text:span text:style-name="T1">11110111</text:span><text:span text:style-name="T2">, </text:span><text:span text:style-name="T2">luego</text:span> <text:span text:style-name="T1">-9</text:span><text:span text:style-name="T5">(1</text:span><text:span text:style-name="T5">0</text:span><text:span text:style-name="T1"> = 11110111</text:span><text:span text:style-name="T5">(</text:span><text:span text:style-name="T5">2</text:span><text:span text:style-name="T2">.</text:span></text:p>
        </text:list-item>
        <text:list-item>
          <text:p text:style-name="P26">El número <text:span text:style-name="T1">8</text:span> es positivo. Su expresión en el sistema de complemento a 2 es la misma que si fuera un número sin signo. Queda <text:span text:style-name="T1">8</text:span><text:span text:style-name="T5">(1</text:span><text:span text:style-name="T5">0</text:span><text:span text:style-name="T1">= 00001000</text:span><text:span text:style-name="T5">(</text:span><text:span text:style-name="T5">2</text:span>.</text:p>
        </text:list-item>
      </text:list>
      <text:p text:style-name="P4"><draw:frame draw:style-name="fr1" draw:name="Frame6" text:anchor-type="paragraph" svg:width="6.6929in" style:rel-width="100%" draw:z-index="2"><draw:text-box fo:min-height="0.2in"><text:p text:style-name="P4"><text:span text:style-name="T2">El rango de representación para </text:span><text:span text:style-name="T2">el sistema de</text:span><text:span text:style-name="T2"> </text:span><text:span text:style-name="T1">complemento a 2 con n dígitos </text:span><text:span text:style-name="T2">es </text:span><text:span text:style-name="T1">[</text:span><text:span text:style-name="T1">-</text:span><text:span text:style-name="T1">2</text:span><text:span text:style-name="T3">n-1 </text:span><text:span text:style-name="T1">, </text:span><text:span text:style-name="T1">2</text:span><text:span text:style-name="T3">n-1 </text:span><text:span text:style-name="T1">- 1</text:span><text:span text:style-name="T1">]</text:span><text:span text:style-name="T2">. </text:span></text:p></draw:text-box></draw:frame><text:span text:style-name="T2">Es decir, el rango de representación de complemento a 2 </text:span><text:span text:style-name="T1">contiene un valor más</text:span><text:span text:style-name="T2"> que </text:span><text:span text:style-name="T1">signo-magnitud</text:span><text:span text:style-name="T2">. </text:span></text:p>
      <text:p text:style-name="P4">Otra propiedad interesante del método es que, si sabemos que un número binario es <text:span text:style-name="T1">negativo</text:span> y está escrito en complemento a 2, podemos recuperar su valor en decimal usando casi exactamente el mismo procedimiento: <text:span text:style-name="T1">invertimos los bits</text:span> y <text:span text:style-name="T1">sumamos 1</text:span>. Convertimos a decimal como si fuera un entero sin signo y luego agregamos el signo menos habitual de los decimales.</text:p>
      <text:p text:style-name="P2">Ejemplo</text:p>
      <text:p text:style-name="P2"><text:span text:style-name="T2">Convertir a decimal los números, </text:span>en complemento a 2<text:span text:style-name="T2">, 11101001</text:span><text:span text:style-name="T4">(2</text:span><text:span text:style-name="T2">, 11110111</text:span><text:span text:style-name="T4">(2</text:span><text:span text:style-name="T2"> y 00000111</text:span><text:span text:style-name="T4">(2</text:span><text:span text:style-name="T2">.</text:span></text:p>
      <text:list xml:id="list360160047" text:style-name="L5">
        <text:list-item>
          <text:p text:style-name="P27">11101001<text:span text:style-name="T2"> es negativo, ya que su bit de orden más alto es </text:span>1<text:span text:style-name="T2">; invertido bit a bit es 00010110; sumando 1 queda 00010111 que es 23. Agregando el signo menos decimal queda</text:span> 11101001<text:span text:style-name="T4">(2</text:span> = -23<text:span text:style-name="T4">(10</text:span><text:span text:style-name="T7">.</text:span></text:p>
        </text:list-item>
        <text:list-item>
          <text:p text:style-name="P28">11110111<text:span text:style-name="T2"> </text:span><text:span text:style-name="T2">es negativo; </text:span><text:span text:style-name="T2">invertido bit a bit es 00001000; sumando 1 queda 00001001 que es 9. Agregando el signo decimal queda</text:span> 11110111<text:span text:style-name="T4">(</text:span><text:span text:style-name="T4">2 </text:span>= -9<text:span text:style-name="T4">(1</text:span><text:span text:style-name="T4">0</text:span><text:span text:style-name="T2">.</text:span></text:p>
        </text:list-item>
        <text:list-item>
          <text:p text:style-name="P28">00000111<text:span text:style-name="T2"> </text:span><text:span text:style-name="T2">es positivo, porque su bit de orden más alto es 0. </text:span><text:span text:style-name="T2">Lo interpretamos igual que si fuera un entero sin signo y entonces </text:span>00000111<text:span text:style-name="T4">(</text:span><text:span text:style-name="T4">2 </text:span>= 7<text:span text:style-name="T4">(1</text:span><text:span text:style-name="T4">0</text:span><text:span text:style-name="T2">.</text:span></text:p>
        </text:list-item>
      </text:list>
      <text:h text:style-name="Heading_20_4" text:outline-level="4"><text:soft-page-break/>Ejercicios </text:h>
      <text:list xml:id="list1365743882" text:style-name="L6">
        <text:list-item>
          <text:p text:style-name="P29">Utilizando sólo dos bits, representar todos los números permitidos por el rango de representación en complemento a 2 e indicar su valor decimal.</text:p>
        </text:list-item>
        <text:list-item>
          <text:p text:style-name="P29">Idem con tres bits.</text:p>
        </text:list-item>
        <text:list-item>
          <text:p text:style-name="P23"><text:span text:style-name="T2">¿Cuál es el rango de representación en complemento a 2 para </text:span><text:span text:style-name="T1">n = 8</text:span><text:span text:style-name="T2">?</text:span></text:p>
        </text:list-item>
      </text:list>
      <text:p text:style-name="P4"><draw:frame draw:style-name="fr2" draw:name="Frame5" text:anchor-type="paragraph" svg:width="6.6929in" style:rel-width="100%" draw:z-index="0"><draw:text-box fo:min-height="0.2in"><text:p text:style-name="P2">Nota</text:p><text:p text:style-name="P7">Es interesante ver cómo los diferentes sistemas de representación asignan diferentes valores a cada combinación de símbolos. Veámoslo para unos pocos bits.</text:p><table:table table:name="Table13" table:style-name="Table13"><table:table-column table:style-name="Table13.A" table:number-columns-repeated="4"/><table:table-row><table:table-cell table:style-name="Table13.A1" office:value-type="string"><text:p text:style-name="P12">Decimal</text:p></table:table-cell><table:table-cell table:style-name="Table13.A1" office:value-type="string"><text:p text:style-name="P12">Sin signo </text:p></table:table-cell><table:table-cell table:style-name="Table13.A1" office:value-type="string"><text:p text:style-name="P12">Signo-magnitud</text:p></table:table-cell><table:table-cell table:style-name="Table13.D1" office:value-type="string"><text:p text:style-name="P12">Complemento a 2</text:p></table:table-cell></table:table-row><table:table-row><table:table-cell table:style-name="Table13.A2" office:value-type="string"><text:p text:style-name="P12">-8</text:p></table:table-cell><table:table-cell table:style-name="Table13.A2" office:value-type="string"><text:p text:style-name="P12"/></table:table-cell><table:table-cell table:style-name="Table13.A2" office:value-type="string"><text:p text:style-name="P12"/></table:table-cell><table:table-cell table:style-name="Table13.D2" office:value-type="string"><text:p text:style-name="P12">1000</text:p></table:table-cell></table:table-row><table:table-row><table:table-cell table:style-name="Table13.A2" office:value-type="string"><text:p text:style-name="P12">-7</text:p></table:table-cell><table:table-cell table:style-name="Table13.A2" office:value-type="string"><text:p text:style-name="P12"/></table:table-cell><table:table-cell table:style-name="Table13.A2" office:value-type="string"><text:p text:style-name="P12">1111</text:p></table:table-cell><table:table-cell table:style-name="Table13.D2" office:value-type="string"><text:p text:style-name="P12">1001</text:p></table:table-cell></table:table-row><table:table-row><table:table-cell table:style-name="Table13.A2" office:value-type="string"><text:p text:style-name="P12">-6</text:p></table:table-cell><table:table-cell table:style-name="Table13.A2" office:value-type="string"><text:p text:style-name="P12"/></table:table-cell><table:table-cell table:style-name="Table13.A2" office:value-type="string"><text:p text:style-name="P12">1110</text:p></table:table-cell><table:table-cell table:style-name="Table13.D2" office:value-type="string"><text:p text:style-name="P12">1010</text:p></table:table-cell></table:table-row><table:table-row><table:table-cell table:style-name="Table13.A2" office:value-type="string"><text:p text:style-name="P12">-5</text:p></table:table-cell><table:table-cell table:style-name="Table13.A2" office:value-type="string"><text:p text:style-name="P12"/></table:table-cell><table:table-cell table:style-name="Table13.A2" office:value-type="string"><text:p text:style-name="P12">1101</text:p></table:table-cell><table:table-cell table:style-name="Table13.D2" office:value-type="string"><text:p text:style-name="P12">1011</text:p></table:table-cell></table:table-row><table:table-row><table:table-cell table:style-name="Table13.A2" office:value-type="string"><text:p text:style-name="P12">-4</text:p></table:table-cell><table:table-cell table:style-name="Table13.A2" office:value-type="string"><text:p text:style-name="P12"/></table:table-cell><table:table-cell table:style-name="Table13.A2" office:value-type="string"><text:p text:style-name="P12">1100</text:p></table:table-cell><table:table-cell table:style-name="Table13.D2" office:value-type="string"><text:p text:style-name="P12">1100</text:p></table:table-cell></table:table-row><table:table-row><table:table-cell table:style-name="Table13.A2" office:value-type="string"><text:p text:style-name="P12">-3</text:p></table:table-cell><table:table-cell table:style-name="Table13.A2" office:value-type="string"><text:p text:style-name="P12"/></table:table-cell><table:table-cell table:style-name="Table13.A2" office:value-type="string"><text:p text:style-name="P12">1011</text:p></table:table-cell><table:table-cell table:style-name="Table13.D2" office:value-type="string"><text:p text:style-name="P12">1101</text:p></table:table-cell></table:table-row><table:table-row><table:table-cell table:style-name="Table13.A2" office:value-type="string"><text:p text:style-name="P12">-2</text:p></table:table-cell><table:table-cell table:style-name="Table13.A2" office:value-type="string"><text:p text:style-name="P12"/></table:table-cell><table:table-cell table:style-name="Table13.A2" office:value-type="string"><text:p text:style-name="P12">1010</text:p></table:table-cell><table:table-cell table:style-name="Table13.D2" office:value-type="string"><text:p text:style-name="P12">1110</text:p></table:table-cell></table:table-row><table:table-row><table:table-cell table:style-name="Table13.A2" office:value-type="string"><text:p text:style-name="P12">-1</text:p></table:table-cell><table:table-cell table:style-name="Table13.A2" office:value-type="string"><text:p text:style-name="P12"/></table:table-cell><table:table-cell table:style-name="Table13.A2" office:value-type="string"><text:p text:style-name="P12">1001</text:p></table:table-cell><table:table-cell table:style-name="Table13.D2" office:value-type="string"><text:p text:style-name="P12">1111</text:p></table:table-cell></table:table-row><table:table-row><table:table-cell table:style-name="Table13.A2" office:value-type="string"><text:p text:style-name="P12">0</text:p></table:table-cell><table:table-cell table:style-name="Table13.A2" office:value-type="string"><text:p text:style-name="P12">0000</text:p></table:table-cell><table:table-cell table:style-name="Table13.A2" office:value-type="string"><text:p text:style-name="P12">0000 y 1000</text:p></table:table-cell><table:table-cell table:style-name="Table13.D2" office:value-type="string"><text:p text:style-name="P12">0000</text:p></table:table-cell></table:table-row><table:table-row><table:table-cell table:style-name="Table13.A2" office:value-type="string"><text:p text:style-name="P12">1</text:p></table:table-cell><table:table-cell table:style-name="Table13.A2" office:value-type="string"><text:p text:style-name="P12">0001</text:p></table:table-cell><table:table-cell table:style-name="Table13.A2" office:value-type="string"><text:p text:style-name="P12">0001</text:p></table:table-cell><table:table-cell table:style-name="Table13.D2" office:value-type="string"><text:p text:style-name="P12">0001</text:p></table:table-cell></table:table-row><table:table-row><table:table-cell table:style-name="Table13.A2" office:value-type="string"><text:p text:style-name="P12">2</text:p></table:table-cell><table:table-cell table:style-name="Table13.A2" office:value-type="string"><text:p text:style-name="P12">0010</text:p></table:table-cell><table:table-cell table:style-name="Table13.A2" office:value-type="string"><text:p text:style-name="P12">0010</text:p></table:table-cell><table:table-cell table:style-name="Table13.D2" office:value-type="string"><text:p text:style-name="P12">0010</text:p></table:table-cell></table:table-row><table:table-row><table:table-cell table:style-name="Table13.A2" office:value-type="string"><text:p text:style-name="P12">3</text:p></table:table-cell><table:table-cell table:style-name="Table13.A2" office:value-type="string"><text:p text:style-name="P12">0011</text:p></table:table-cell><table:table-cell table:style-name="Table13.A2" office:value-type="string"><text:p text:style-name="P12">0011</text:p></table:table-cell><table:table-cell table:style-name="Table13.D2" office:value-type="string"><text:p text:style-name="P12">0011</text:p></table:table-cell></table:table-row><table:table-row><table:table-cell table:style-name="Table13.A2" office:value-type="string"><text:p text:style-name="P12">4</text:p></table:table-cell><table:table-cell table:style-name="Table13.A2" office:value-type="string"><text:p text:style-name="P12">0100</text:p></table:table-cell><table:table-cell table:style-name="Table13.A2" office:value-type="string"><text:p text:style-name="P12">0100</text:p></table:table-cell><table:table-cell table:style-name="Table13.D2" office:value-type="string"><text:p text:style-name="P12">0100</text:p></table:table-cell></table:table-row><table:table-row><table:table-cell table:style-name="Table13.A2" office:value-type="string"><text:p text:style-name="P12">5</text:p></table:table-cell><table:table-cell table:style-name="Table13.A2" office:value-type="string"><text:p text:style-name="P12">0101</text:p></table:table-cell><table:table-cell table:style-name="Table13.A2" office:value-type="string"><text:p text:style-name="P12">0101</text:p></table:table-cell><table:table-cell table:style-name="Table13.D2" office:value-type="string"><text:p text:style-name="P12">0101</text:p></table:table-cell></table:table-row><table:table-row><table:table-cell table:style-name="Table13.A2" office:value-type="string"><text:p text:style-name="P12">6</text:p></table:table-cell><table:table-cell table:style-name="Table13.A2" office:value-type="string"><text:p text:style-name="P12">0110</text:p></table:table-cell><table:table-cell table:style-name="Table13.A2" office:value-type="string"><text:p text:style-name="P12">0110</text:p></table:table-cell><table:table-cell table:style-name="Table13.D2" office:value-type="string"><text:p text:style-name="P12">0110</text:p></table:table-cell></table:table-row><table:table-row><table:table-cell table:style-name="Table13.A2" office:value-type="string"><text:p text:style-name="P12">7</text:p></table:table-cell><table:table-cell table:style-name="Table13.A2" office:value-type="string"><text:p text:style-name="P12">0111</text:p></table:table-cell><table:table-cell table:style-name="Table13.A2" office:value-type="string"><text:p text:style-name="P12">0111</text:p></table:table-cell><table:table-cell table:style-name="Table13.D2" office:value-type="string"><text:p text:style-name="P12">0111</text:p></table:table-cell></table:table-row><table:table-row><table:table-cell table:style-name="Table13.A2" office:value-type="string"><text:p text:style-name="P12">8</text:p></table:table-cell><table:table-cell table:style-name="Table13.A2" office:value-type="string"><text:p text:style-name="P12">1000</text:p></table:table-cell><table:table-cell table:style-name="Table13.A2" office:value-type="string"><text:p text:style-name="P12"/></table:table-cell><table:table-cell table:style-name="Table13.D2" office:value-type="string"><text:p text:style-name="P12"/></table:table-cell></table:table-row><table:table-row><table:table-cell table:style-name="Table13.A2" office:value-type="string"><text:p text:style-name="P12">9</text:p></table:table-cell><table:table-cell table:style-name="Table13.A2" office:value-type="string"><text:p text:style-name="P12">1001</text:p></table:table-cell><table:table-cell table:style-name="Table13.A2" office:value-type="string"><text:p text:style-name="P12"/></table:table-cell><table:table-cell table:style-name="Table13.D2" office:value-type="string"><text:p text:style-name="P12"/></table:table-cell></table:table-row><table:table-row><table:table-cell table:style-name="Table13.A2" office:value-type="string"><text:p text:style-name="P12">10</text:p></table:table-cell><table:table-cell table:style-name="Table13.A2" office:value-type="string"><text:p text:style-name="P12">1010</text:p></table:table-cell><table:table-cell table:style-name="Table13.A2" office:value-type="string"><text:p text:style-name="P12"/></table:table-cell><table:table-cell table:style-name="Table13.D2" office:value-type="string"><text:p text:style-name="P12"/></table:table-cell></table:table-row><table:table-row><table:table-cell table:style-name="Table13.A2" office:value-type="string"><text:p text:style-name="P12">11</text:p></table:table-cell><table:table-cell table:style-name="Table13.A2" office:value-type="string"><text:p text:style-name="P12">1011</text:p></table:table-cell><table:table-cell table:style-name="Table13.A2" office:value-type="string"><text:p text:style-name="P12"/></table:table-cell><table:table-cell table:style-name="Table13.D2" office:value-type="string"><text:p text:style-name="P12"/></table:table-cell></table:table-row><table:table-row><table:table-cell table:style-name="Table13.A2" office:value-type="string"><text:p text:style-name="P12">12</text:p></table:table-cell><table:table-cell table:style-name="Table13.A2" office:value-type="string"><text:p text:style-name="P12">1100</text:p></table:table-cell><table:table-cell table:style-name="Table13.A2" office:value-type="string"><text:p text:style-name="P12"/></table:table-cell><table:table-cell table:style-name="Table13.D2" office:value-type="string"><text:p text:style-name="P12"/></table:table-cell></table:table-row><table:table-row><table:table-cell table:style-name="Table13.A2" office:value-type="string"><text:p text:style-name="P12">13</text:p></table:table-cell><table:table-cell table:style-name="Table13.A2" office:value-type="string"><text:p text:style-name="P12">1101</text:p></table:table-cell><table:table-cell table:style-name="Table13.A2" office:value-type="string"><text:p text:style-name="P12"/></table:table-cell><table:table-cell table:style-name="Table13.D2" office:value-type="string"><text:p text:style-name="P12"/></table:table-cell></table:table-row><table:table-row><table:table-cell table:style-name="Table13.A2" office:value-type="string"><text:p text:style-name="P12">14</text:p></table:table-cell><table:table-cell table:style-name="Table13.A2" office:value-type="string"><text:p text:style-name="P12">1110</text:p></table:table-cell><table:table-cell table:style-name="Table13.A2" office:value-type="string"><text:p text:style-name="P12"/></table:table-cell><table:table-cell table:style-name="Table13.D2" office:value-type="string"><text:p text:style-name="P12"/></table:table-cell></table:table-row><table:table-row><table:table-cell table:style-name="Table13.A2" office:value-type="string"><text:p text:style-name="P12">15</text:p></table:table-cell><table:table-cell table:style-name="Table13.A2" office:value-type="string"><text:p text:style-name="P12">1111</text:p></table:table-cell><table:table-cell table:style-name="Table13.A2" office:value-type="string"><text:p text:style-name="P12"/></table:table-cell><table:table-cell table:style-name="Table13.D2" office:value-type="string"><text:p text:style-name="P12"/></table:table-cell></table:table-row></table:table><text:p text:style-name="P11"/></draw:text-box></draw:frame>La tabla muestra que la representación en complemento a 2 es más conveniente para las operaciones aritméticas:</text:p>
      <text:list xml:id="list613200356" text:style-name="L7">
        <text:list-item>
          <text:p text:style-name="P30">La operación de complementar a 2 da un número negativo que permite resolver las restas. Las computadoras <text:span text:style-name="T1">no restan:</text:span> <text:span text:style-name="T1">suman complementos</text:span>. </text:p>
        </text:list-item>
        <text:list-item>
          <text:p text:style-name="P30"><text:soft-page-break/>El cero tiene una única representación.</text:p>
        </text:list-item>
        <text:list-item>
          <text:p text:style-name="P30">En complemento a 2 se ha recuperado la representación del -8, que estaba desperdiciada en signo-magnitud.</text:p>
        </text:list-item>
        <text:list-item>
          <text:p text:style-name="P30">El ran<text:span text:style-name="T10">go de representación tiene un valor más en complemento a 2 que en signo-magnitud.</text:span></text:p>
        </text:list-item>
        <text:list-item>
          <text:p text:style-name="P30"><text:span text:style-name="T10">Los números en complemento a 2 se disponen como en una rueda. Si tomamos cada número en la columna de complemento a 2 (salvo el </text:span><text:span text:style-name="T11">último</text:span><text:span text:style-name="T10">) y le sumamos 1, obtenemos en forma directa el número aritméticamente correcto. Similarmente si restamos 1 (salvo al primero). Al sumar 1 al </text:span><text:span text:style-name="T12">7</text:span><text:span text:style-name="T10">, obtenemos el menor número negativo posible. Al restar 1 a </text:span><text:span text:style-name="T12">-8</text:span><text:span text:style-name="T10">, obtenemos el mayor positivo (“entramos a la tabla por el extremo opuesto”). Esta propiedad, que no se cumple para signo-magnitud, hace más fácil la implementación de las operaciones aritméticas en los circuitos de la computadora.</text:span></text:p>
        </text:list-item>
      </text:list>
      <text:p text:style-name="P10"><text:span text:style-name="T10">La representación </text:span><text:span text:style-name="T10">en</text:span><text:span text:style-name="T10"> complemento a 2 es más natural y consistente. </text:span><text:span text:style-name="T10">Por estos motivos se elige normalmente para las computadoras, en lugar de </text:span><text:span text:style-name="T10">otros</text:span><text:span text:style-name="T10"> </text:span><text:span text:style-name="T10">métodos de representación</text:span><text:span text:style-name="T10">.</text:span></text:p>
      <text:h text:style-name="P16" text:outline-level="3">Aritmética en complemento a 2</text:h>
      <text:p text:style-name="Standard"><text:span text:style-name="T11">Una suma en complemento a 2 se ejecuta sencillamente bit a bit, sin las consideraciones necesarias para signo-magnitud. <text:s/>Una resta </text:span><text:span text:style-name="T12">A – B</text:span><text:span text:style-name="T11"> se interpreta como la suma de </text:span><text:span text:style-name="T12">A</text:span><text:span text:style-name="T11"> y el complemento de </text:span><text:span text:style-name="T12">B</text:span><text:span text:style-name="T11">. </text:span></text:p>
      <text:list xml:id="list1064082031" text:style-name="L8">
        <text:list-item>
          <text:p text:style-name="P24"><text:span text:style-name="T10">La suma se realiza bit a bit desde la posición menos significativa, con </text:span><text:span text:style-name="T12">acarreo</text:span><text:span text:style-name="T10"> (nos “llevamos un bit” cuando la suma de dos bits da 10</text:span><text:span text:style-name="T6">(2</text:span><text:span text:style-name="T10">). </text:span></text:p>
        </text:list-item>
        <text:list-item>
          <text:p text:style-name="P31">Cuando uno de los sumandos es negativo, lo complementamos y entonces hacemos la suma. </text:p>
        </text:list-item>
      </text:list>
      <text:p text:style-name="P5">Ejemplo</text:p>
      <text:p text:style-name="P4"><text:span text:style-name="T10">Restar </text:span><text:span text:style-name="T12">2</text:span><text:span text:style-name="T6">(1</text:span><text:span text:style-name="T6">0</text:span><text:span text:style-name="T12"> </text:span><text:span text:style-name="T12">de</text:span><text:span text:style-name="T10"> <text:s/></text:span><text:span text:style-name="T12">23</text:span><text:span text:style-name="T6">(1</text:span><text:span text:style-name="T6">0</text:span><text:span text:style-name="T11">. </text:span><text:span text:style-name="T11">Complementamos 2 para convertirlo en negativo: </text:span><text:span text:style-name="T12">2</text:span><text:span text:style-name="T6">(1</text:span><text:span text:style-name="T6">0</text:span><text:span text:style-name="T12"> </text:span><text:span text:style-name="T12">= <text:s/></text:span><text:span text:style-name="T12">1111111</text:span><text:span text:style-name="T12">0 </text:span><text:span text:style-name="T6">(</text:span><text:span text:style-name="T6">2</text:span><text:span text:style-name="T12">,</text:span><text:span text:style-name="T11"> y lo sumamos a </text:span><text:span text:style-name="T12">23</text:span><text:span text:style-name="T6">(1</text:span><text:span text:style-name="T6">0</text:span><text:span text:style-name="T11">. </text:span><text:span text:style-name="T11">La cuenta es </text:span><text:span text:style-name="T12">23</text:span><text:span text:style-name="T6">(1</text:span><text:span text:style-name="T6">0</text:span><text:span text:style-name="T12"> + (-2</text:span><text:span text:style-name="T6">(1</text:span><text:span text:style-name="T6">0</text:span><text:span text:style-name="T12">)= </text:span><text:span text:style-name="T12">00010111 </text:span><text:span text:style-name="T6">(</text:span><text:span text:style-name="T6">2</text:span><text:span text:style-name="T12"> </text:span><text:span text:style-name="T9">+ 1111111</text:span><text:span text:style-name="T9">0 </text:span><text:span text:style-name="T6">(</text:span><text:span text:style-name="T6">2</text:span><text:span text:style-name="T9"> = 00010101</text:span><text:span text:style-name="T9"> </text:span><text:span text:style-name="T8">que es positivo y vale </text:span><text:span text:style-name="T9">21</text:span><text:span text:style-name="T8">.</text:span></text:p>
      <text:p text:style-name="P4"><text:span text:style-name="T8">Sumar </text:span><text:span text:style-name="T9">23</text:span><text:span text:style-name="T6">(1</text:span><text:span text:style-name="T6">0</text:span><text:span text:style-name="T9"> y </text:span><text:span text:style-name="T9">-</text:span><text:span text:style-name="T9">9</text:span><text:span text:style-name="T6">(1</text:span><text:span text:style-name="T6">0</text:span><text:span text:style-name="T8"> </text:span><text:span text:style-name="T8">con 8 bits. </text:span><text:span text:style-name="T8">Se tiene que</text:span><text:span text:style-name="T8"> </text:span><text:span text:style-name="T9">23</text:span><text:span text:style-name="T6">(1</text:span><text:span text:style-name="T6">0</text:span><text:span text:style-name="T9"> </text:span><text:span text:style-name="T9">= </text:span><text:span text:style-name="T9">00010111 </text:span><text:span text:style-name="T6">(</text:span><text:span text:style-name="T6">2</text:span><text:span text:style-name="T9"> </text:span><text:span text:style-name="T8">y</text:span><text:span text:style-name="T8"> </text:span><text:span text:style-name="T9">-9</text:span><text:span text:style-name="T6">(1</text:span><text:span text:style-name="T6">0</text:span><text:span text:style-name="T8"> </text:span><text:span text:style-name="T8">= </text:span><text:span text:style-name="T9">11110111</text:span><text:span text:style-name="T6">(</text:span><text:span text:style-name="T6">2</text:span><text:span text:style-name="T8">. </text:span><text:span text:style-name="T8">La suma da </text:span><text:span text:style-name="T9">0</text:span><text:span text:style-name="T9">000</text:span><text:span text:style-name="T9">111</text:span><text:span text:style-name="T9">0</text:span><text:span text:style-name="T6">(</text:span><text:span text:style-name="T6">2</text:span><text:span text:style-name="T8">, </text:span><text:span text:style-name="T8">que es positivo y equivale a </text:span><text:span text:style-name="T9">14</text:span><text:span text:style-name="T6">(1</text:span><text:span text:style-name="T6">0</text:span><text:span text:style-name="T8">.</text:span></text:p>
      <text:h text:style-name="P15" text:outline-level="3">Overflow</text:h>
      <text:p text:style-name="P6">Un riesgo de disponer de finitos dígitos binarios es que las operaciones aritméticas pueden exigir más bits de los que tenemos disponibles, originando originar errores de cómputo que deben ser detectados. Cuando ocurren estos errores, la operación debe ser declarada no válida.</text:p>
      <text:p text:style-name="P4"><text:span text:style-name="T10">Notemos que en el caso de sumar 23 y -9, el acarreo (o “</text:span><text:span text:style-name="T12">carry</text:span><text:span text:style-name="T10">”) puede llegar hasta el bit de signo (</text:span><text:span text:style-name="T12">carry-in</text:span><text:span text:style-name="T10">), y también pasar más allá, siendo descartado (</text:span><text:span text:style-name="T12">carry-out</text:span><text:span text:style-name="T10">). El acarreo a veces denuncia un problema con las magnitudes permitidas por el rango de representación del sistema, como se ve en el siguiente ejemplo.</text:span></text:p>
      <text:p text:style-name="P5">Ejemplo</text:p>
      <text:p text:style-name="P4"><text:span text:style-name="T10">Sumar </text:span><text:span text:style-name="T12">12</text:span><text:span text:style-name="T12">3</text:span><text:span text:style-name="T6">(1</text:span><text:span text:style-name="T6">0</text:span><text:span text:style-name="T12"> y </text:span><text:span text:style-name="T12">9</text:span><text:span text:style-name="T6">(1</text:span><text:span text:style-name="T6">0</text:span> con 8 bits. Se tiene que <text:span text:style-name="T12">12</text:span><text:span text:style-name="T12">3</text:span><text:span text:style-name="T6">(1</text:span><text:span text:style-name="T6">0</text:span><text:span text:style-name="T12"> </text:span><text:span text:style-name="T12">= <text:s/></text:span><text:span text:style-name="T12">0</text:span><text:span text:style-name="T12">1111011</text:span><text:span text:style-name="T12"> </text:span><text:span text:style-name="T6">(</text:span><text:span text:style-name="T6">2</text:span><text:span text:style-name="T12"> </text:span><text:span text:style-name="T8">y</text:span><text:span text:style-name="T8"> </text:span><text:span text:style-name="T9">9</text:span><text:span text:style-name="T6">(1</text:span><text:span text:style-name="T6">0</text:span><text:span text:style-name="T8"> </text:span><text:span text:style-name="T8">= </text:span><text:span text:style-name="T9">00001001</text:span><text:span text:style-name="T6">(</text:span><text:span text:style-name="T6">2</text:span>. Notemos que la suma provoca el acarreo de un <text:span text:style-name="T1">1</text:span> que llega al bit de signo (“<text:span text:style-name="T1">carry-in</text:span>”). El resultado da <text:span text:style-name="T9">1000010</text:span><text:span text:style-name="T9">0</text:span><text:span text:style-name="T6">(</text:span><text:span text:style-name="T6">2</text:span>. Claramente tenemos un problema, porque la suma de 123 + 9 debería dar positiva, pero el resultado que obtuvimos tiene el bit de orden más alto en <text:span text:style-name="T1">1</text:span>; por lo cual es negativo. Este es un caso patológico de la suma que se llama <text:span text:style-name="T1">overflow</text:span>.</text:p>
      <text:p text:style-name="P4"><text:soft-page-break/>Los números de nuestro ejemplo, <text:span text:style-name="T1">123</text:span><text:span text:style-name="T5">(10</text:span> y <text:span text:style-name="T1">9</text:span><text:span text:style-name="T5">(10</text:span>, pueden expresarse individualmente como enteros con signo en 8 bits, pero suman <text:span text:style-name="T1">132</text:span><text:span text:style-name="T5">(10</text:span>, número positivo que excede el rango de representación. El resultado simplemente <text:span text:style-name="T1">no se puede</text:span> expresar en 8 bits con signo en complemento a 2. Es una consecuencia de tener una cantidad limitada de bits en nuestro tipo de datos.</text:p>
      <text:p text:style-name="P4">Cuando pasa esto se dice que ha ocurrido una condición de <text:span text:style-name="T1">overflow</text:span> o <text:span text:style-name="T1">desbordamiento aritmético</text:span><text:note text:id="ftn2" text:note-class="footnote"><text:note-citation>2</text:note-citation><text:note-body><text:p text:style-name="Footnote"><text:a xlink:type="simple" xlink:href="http://es.wikipedia.org/wiki/Desbordamiento_aritmético">http://es.wikipedia.org/wiki/Desbordamiento_aritm%C3%A9tico</text:a></text:p></text:note-body></text:note>. Ocurre <text:span text:style-name="T1">overflow</text:span> cuando se suman dos números positivos y se obtiene un resultado en bits que sería negativo en el rango de representación del sistema, o cuando se suman dos negativos y el resultado es positivo. </text:p>
      <text:p text:style-name="P4">Sin embargo, en complemento a 2, nunca puede ocurrir <text:span text:style-name="T1">overflow</text:span> cuando se suman un positivo y un negativo. </text:p>
      <text:p text:style-name="P4">Las computadoras detectan la condición de overflow porque <text:span text:style-name="T1">el bit de acarreo al llegar a la posición del signo </text:span>(<text:span text:style-name="T1">carry-in</text:span><text:span text:style-name="T2">) </text:span>y el que se descarta (<text:span text:style-name="T1">carry-out</text:span>) son de diferente valor. Al sumar <text:span text:style-name="T1">23 más -9</text:span>, el carry-in y el carry-out eran <text:span text:style-name="T1">iguales</text:span>, por lo cual la suma no sufrió overflow. Al sumar <text:span text:style-name="T1">123 más 9</text:span>, el carry-in es 1 pero el carry-out es 0, lo que nos advierte que ha ocurrido overflow.</text:p>
      <text:p text:style-name="P4"><draw:frame draw:style-name="fr3" draw:name="Frame8" text:anchor-type="paragraph" svg:width="6.6929in" style:rel-width="100%" draw:z-index="3"><draw:text-box fo:min-height="0.2in"><table:table table:name="Table11" table:style-name="Table11"><table:table-column table:style-name="Table11.A"/><table:table-column table:style-name="Table11.B"/><table:table-column table:style-name="Table11.C"/><table:table-column table:style-name="Table11.B"/><table:table-column table:style-name="Table11.C"/><table:table-column table:style-name="Table11.B"/><table:table-column table:style-name="Table11.C"/><table:table-column table:style-name="Table11.B"/><table:table-column table:style-name="Table11.C"/><table:table-column table:style-name="Table11.B"/><table:table-row><table:table-cell table:style-name="Table11.A1" office:value-type="string"><text:p text:style-name="P13"/></table:table-cell><table:table-cell table:style-name="Table11.B1" office:value-type="string"><text:p text:style-name="P14">1</text:p></table:table-cell><table:table-cell table:style-name="Table11.C1" office:value-type="string"><text:p text:style-name="P14">1</text:p></table:table-cell><table:table-cell table:style-name="Table11.A1" office:value-type="string"><text:p text:style-name="P13">1</text:p></table:table-cell><table:table-cell table:style-name="Table11.A1" office:value-type="string"><text:p text:style-name="P13">1</text:p></table:table-cell><table:table-cell table:style-name="Table11.A1" office:value-type="string"><text:p text:style-name="P13"/></table:table-cell><table:table-cell table:style-name="Table11.A1" office:value-type="string"><text:p text:style-name="P13">1</text:p></table:table-cell><table:table-cell table:style-name="Table11.A1" office:value-type="string"><text:p text:style-name="P13">1</text:p></table:table-cell><table:table-cell table:style-name="Table11.A1" office:value-type="string"><text:p text:style-name="P13">1</text:p></table:table-cell><table:table-cell table:style-name="Table11.A1" office:value-type="string"><text:p text:style-name="P13"/></table:table-cell></table:table-row><table:table-row><table:table-cell table:style-name="Table11.A1" office:value-type="string"><text:p text:style-name="P13">23</text:p></table:table-cell><table:table-cell table:style-name="Table11.A1" office:value-type="string"><text:p text:style-name="P13"/></table:table-cell><table:table-cell table:style-name="Table11.C2" office:value-type="string"><text:p text:style-name="P13">0</text:p></table:table-cell><table:table-cell table:style-name="Table11.A1" office:value-type="string"><text:p text:style-name="P13">0</text:p></table:table-cell><table:table-cell table:style-name="Table11.A1" office:value-type="string"><text:p text:style-name="P13">0</text:p></table:table-cell><table:table-cell table:style-name="Table11.A1" office:value-type="string"><text:p text:style-name="P13">1</text:p></table:table-cell><table:table-cell table:style-name="Table11.A1" office:value-type="string"><text:p text:style-name="P13">0</text:p></table:table-cell><table:table-cell table:style-name="Table11.A1" office:value-type="string"><text:p text:style-name="P13">1</text:p></table:table-cell><table:table-cell table:style-name="Table11.A1" office:value-type="string"><text:p text:style-name="P13">1</text:p></table:table-cell><table:table-cell table:style-name="Table11.A1" office:value-type="string"><text:p text:style-name="P13">1</text:p></table:table-cell></table:table-row><table:table-row><table:table-cell table:style-name="Table11.A1" office:value-type="string"><text:p text:style-name="P13">+</text:p></table:table-cell><table:table-cell table:style-name="Table11.A1" office:value-type="string"><text:p text:style-name="P13"/></table:table-cell><table:table-cell table:style-name="Table11.C3" office:value-type="string"><text:p text:style-name="P13"/></table:table-cell><table:table-cell table:style-name="Table11.A1" office:value-type="string"><text:p text:style-name="P13"/></table:table-cell><table:table-cell table:style-name="Table11.A1" office:value-type="string"><text:p text:style-name="P13"/></table:table-cell><table:table-cell table:style-name="Table11.A1" office:value-type="string"><text:p text:style-name="P13"/></table:table-cell><table:table-cell table:style-name="Table11.A1" office:value-type="string"><text:p text:style-name="P13"/></table:table-cell><table:table-cell table:style-name="Table11.A1" office:value-type="string"><text:p text:style-name="P13"/></table:table-cell><table:table-cell table:style-name="Table11.A1" office:value-type="string"><text:p text:style-name="P13"/></table:table-cell><table:table-cell table:style-name="Table11.A1" office:value-type="string"><text:p text:style-name="P13"/></table:table-cell></table:table-row><table:table-row><table:table-cell table:style-name="Table11.A4" office:value-type="string"><text:p text:style-name="P13">-9</text:p></table:table-cell><table:table-cell table:style-name="Table11.B4" office:value-type="string"><text:p text:style-name="P13"/></table:table-cell><table:table-cell table:style-name="Table11.C4" office:value-type="string"><text:p text:style-name="P13">1</text:p></table:table-cell><table:table-cell table:style-name="Table11.D4" office:value-type="string"><text:p text:style-name="P13">1</text:p></table:table-cell><table:table-cell table:style-name="Table11.E4" office:value-type="string"><text:p text:style-name="P13">1</text:p></table:table-cell><table:table-cell table:style-name="Table11.F4" office:value-type="string"><text:p text:style-name="P13">1</text:p></table:table-cell><table:table-cell table:style-name="Table11.G4" office:value-type="string"><text:p text:style-name="P13">0</text:p></table:table-cell><table:table-cell table:style-name="Table11.H4" office:value-type="string"><text:p text:style-name="P13">1</text:p></table:table-cell><table:table-cell table:style-name="Table11.I4" office:value-type="string"><text:p text:style-name="P13">1</text:p></table:table-cell><table:table-cell table:style-name="Table11.J4" office:value-type="string"><text:p text:style-name="P13">1</text:p></table:table-cell></table:table-row><table:table-row><table:table-cell table:style-name="Table11.A1" office:value-type="string"><text:p text:style-name="P13"/></table:table-cell><table:table-cell table:style-name="Table11.A1" office:value-type="string"><text:p text:style-name="P13"/></table:table-cell><table:table-cell table:style-name="Table11.C5" office:value-type="string"><text:p text:style-name="P13">0</text:p></table:table-cell><table:table-cell table:style-name="Table11.A1" office:value-type="string"><text:p text:style-name="P13">0</text:p></table:table-cell><table:table-cell table:style-name="Table11.A1" office:value-type="string"><text:p text:style-name="P13">0</text:p></table:table-cell><table:table-cell table:style-name="Table11.A1" office:value-type="string"><text:p text:style-name="P13">0</text:p></table:table-cell><table:table-cell table:style-name="Table11.A1" office:value-type="string"><text:p text:style-name="P13">1</text:p></table:table-cell><table:table-cell table:style-name="Table11.A1" office:value-type="string"><text:p text:style-name="P13">1</text:p></table:table-cell><table:table-cell table:style-name="Table11.A1" office:value-type="string"><text:p text:style-name="P13">1</text:p></table:table-cell><table:table-cell table:style-name="Table11.A1" office:value-type="string"><text:p text:style-name="P13">0</text:p></table:table-cell></table:table-row></table:table><text:p text:style-name="P8">No hay overflow</text:p><table:table table:name="Table12" table:style-name="Table12"><table:table-column table:style-name="Table12.A"/><table:table-column table:style-name="Table12.B" table:number-columns-repeated="9"/><table:table-row><table:table-cell table:style-name="Table12.A1" office:value-type="string"><text:p text:style-name="P13"/></table:table-cell><table:table-cell table:style-name="Table12.B1" office:value-type="string"><text:p text:style-name="P14">0</text:p></table:table-cell><table:table-cell table:style-name="Table12.C1" office:value-type="string"><text:p text:style-name="P14">1</text:p></table:table-cell><table:table-cell table:style-name="Table12.A1" office:value-type="string"><text:p text:style-name="P13">1</text:p></table:table-cell><table:table-cell table:style-name="Table12.A1" office:value-type="string"><text:p text:style-name="P13">1</text:p></table:table-cell><table:table-cell table:style-name="Table12.A1" office:value-type="string"><text:p text:style-name="P13">1</text:p></table:table-cell><table:table-cell table:style-name="Table12.A1" office:value-type="string"><text:p text:style-name="P13"/></table:table-cell><table:table-cell table:style-name="Table12.A1" office:value-type="string"><text:p text:style-name="P13">1</text:p></table:table-cell><table:table-cell table:style-name="Table12.A1" office:value-type="string"><text:p text:style-name="P13">1</text:p></table:table-cell><table:table-cell table:style-name="Table12.A1" office:value-type="string"><text:p text:style-name="P13"/></table:table-cell></table:table-row><table:table-row><table:table-cell table:style-name="Table12.A1" office:value-type="string"><text:p text:style-name="P13">123</text:p></table:table-cell><table:table-cell table:style-name="Table12.A1" office:value-type="string"><text:p text:style-name="P13"/></table:table-cell><table:table-cell table:style-name="Table12.C2" office:value-type="string"><text:p text:style-name="P13">0</text:p></table:table-cell><table:table-cell table:style-name="Table12.A1" office:value-type="string"><text:p text:style-name="P13">1</text:p></table:table-cell><table:table-cell table:style-name="Table12.A1" office:value-type="string"><text:p text:style-name="P13">1</text:p></table:table-cell><table:table-cell table:style-name="Table12.A1" office:value-type="string"><text:p text:style-name="P13">1</text:p></table:table-cell><table:table-cell table:style-name="Table12.A1" office:value-type="string"><text:p text:style-name="P13">1</text:p></table:table-cell><table:table-cell table:style-name="Table12.A1" office:value-type="string"><text:p text:style-name="P13">0</text:p></table:table-cell><table:table-cell table:style-name="Table12.A1" office:value-type="string"><text:p text:style-name="P13">1</text:p></table:table-cell><table:table-cell table:style-name="Table12.A1" office:value-type="string"><text:p text:style-name="P13">1</text:p></table:table-cell></table:table-row><table:table-row><table:table-cell table:style-name="Table12.A1" office:value-type="string"><text:p text:style-name="P13">+</text:p></table:table-cell><table:table-cell table:style-name="Table12.A1" office:value-type="string"><text:p text:style-name="P13"/></table:table-cell><table:table-cell table:style-name="Table12.C3" office:value-type="string"><text:p text:style-name="P13"/></table:table-cell><table:table-cell table:style-name="Table12.A1" office:value-type="string"><text:p text:style-name="P13"/></table:table-cell><table:table-cell table:style-name="Table12.A1" office:value-type="string"><text:p text:style-name="P13"/></table:table-cell><table:table-cell table:style-name="Table12.A1" office:value-type="string"><text:p text:style-name="P13"/></table:table-cell><table:table-cell table:style-name="Table12.A1" office:value-type="string"><text:p text:style-name="P13"/></table:table-cell><table:table-cell table:style-name="Table12.A1" office:value-type="string"><text:p text:style-name="P13"/></table:table-cell><table:table-cell table:style-name="Table12.A1" office:value-type="string"><text:p text:style-name="P13"/></table:table-cell><table:table-cell table:style-name="Table12.A1" office:value-type="string"><text:p text:style-name="P13"/></table:table-cell></table:table-row><table:table-row><table:table-cell table:style-name="Table12.A4" office:value-type="string"><text:p text:style-name="P13">9</text:p></table:table-cell><table:table-cell table:style-name="Table12.B4" office:value-type="string"><text:p text:style-name="P13"/></table:table-cell><table:table-cell table:style-name="Table12.C4" office:value-type="string"><text:p text:style-name="P13">0</text:p></table:table-cell><table:table-cell table:style-name="Table12.D4" office:value-type="string"><text:p text:style-name="P13">0</text:p></table:table-cell><table:table-cell table:style-name="Table12.E4" office:value-type="string"><text:p text:style-name="P13">0</text:p></table:table-cell><table:table-cell table:style-name="Table12.F4" office:value-type="string"><text:p text:style-name="P13">0</text:p></table:table-cell><table:table-cell table:style-name="Table12.G4" office:value-type="string"><text:p text:style-name="P13">1</text:p></table:table-cell><table:table-cell table:style-name="Table12.H4" office:value-type="string"><text:p text:style-name="P13">0</text:p></table:table-cell><table:table-cell table:style-name="Table12.I4" office:value-type="string"><text:p text:style-name="P13">0</text:p></table:table-cell><table:table-cell table:style-name="Table12.J4" office:value-type="string"><text:p text:style-name="P13">1</text:p></table:table-cell></table:table-row><table:table-row><table:table-cell table:style-name="Table12.A1" office:value-type="string"><text:p text:style-name="P13"/></table:table-cell><table:table-cell table:style-name="Table12.A1" office:value-type="string"><text:p text:style-name="P13"/></table:table-cell><table:table-cell table:style-name="Table12.C5" office:value-type="string"><text:p text:style-name="P13">1</text:p></table:table-cell><table:table-cell table:style-name="Table12.A1" office:value-type="string"><text:p text:style-name="P13">0</text:p></table:table-cell><table:table-cell table:style-name="Table12.A1" office:value-type="string"><text:p text:style-name="P13">0</text:p></table:table-cell><table:table-cell table:style-name="Table12.A1" office:value-type="string"><text:p text:style-name="P13">0</text:p></table:table-cell><table:table-cell table:style-name="Table12.A1" office:value-type="string"><text:p text:style-name="P13">0</text:p></table:table-cell><table:table-cell table:style-name="Table12.A1" office:value-type="string"><text:p text:style-name="P13">1</text:p></table:table-cell><table:table-cell table:style-name="Table12.A1" office:value-type="string"><text:p text:style-name="P13">0</text:p></table:table-cell><table:table-cell table:style-name="Table12.A1" office:value-type="string"><text:p text:style-name="P13">0</text:p></table:table-cell></table:table-row></table:table><text:p text:style-name="P8">Hay overflow</text:p></draw:text-box></draw:frame></text:p>
      <text:h text:style-name="Heading_20_3" text:outline-level="3">Representación de números reales</text:h>
      <text:p text:style-name="P4"/>
      <text:p text:style-name="P4">Punto fijo</text:p>
      <text:p text:style-name="P10">El nombre de esta representación surge de suponer el punto fraccional, situado en una posición fija. El punto fijo es utilizado para la representación de números enteros, suponiéndose el punto fraccional ubicado a la derecha de los bits. Cualquiera de los sistemas de representación de enteros vistos <text:s/>es una representación de punto fijo. También, el programador puede utilizar la representación en punto fijo para representar fracciones binarias escalando los números, de modo que el punto fraccional quede ubicado implícitamente en otra posición entre los bits, y en el caso límite a la izquierda de todos ellos describiendo un número fraccional binario puro (menor a 1). </text:p>
      <text:p text:style-name="P10"/>
      <text:p text:style-name="P17">En ciencias e ingenierías es común tener que manejar números muy grandes o muy pequeños, que resultan de mediciones físicas con una determinada precisión (es decir, con una cierta cantidad de decimales). Por ejemplo, la masa de la Tierra, la velocidad de la luz, o las distancias entre los planetas, son números “grandes”; la masa del electrón, o el diámetro de una célula, son números sumamente “pequeños”. En las matemáticas aplicadas es costumbre manejar estos números con una notación especial, la llamada <text:span text:style-name="T1">notación científica</text:span><text:span text:style-name="T2"><text:note text:id="ftn3" text:note-class="footnote"><text:note-citation>3</text:note-citation><text:note-body><text:p text:style-name="Footnote"><text:a xlink:type="simple" xlink:href="http://es.wikipedia.org/wiki/Notación_científica">http://es.wikipedia.org/wiki/Notaci%C3%B3n_cient%C3%ADfica</text:a></text:p></text:note-body></text:note></text:span>, que permite expresar de una manera uniforme <text:soft-page-break/>estos números tan diferentes. Si tuviéramos que hacer intervenir, en un mismo cómputo, cantidades muy grandes y muy pequeñas, la notación científica sería la forma más cómoda para operar. En notación científica, los números se expresan como una </text:p>
      <text:p text:style-name="P17"/>
      <text:p text:style-name="P17">Al momento de almacenar y manejar estos números con computadoras, tiene sentido tomar la idea de la notación científica, porque así podemos representar un gran rango de números en una cantidad fija de bits. La forma de representación de números reales más utilizada en las computadoras es la de punto flotante, y está normalizada por la organización de ingeniería IEEE<text:note text:id="ftn0" text:note-class="footnote"><text:note-citation>4</text:note-citation><text:note-body><text:p text:style-name="Footnote"><text:a xlink:type="simple" xlink:href="http://es.wikipedia.org/wiki/IEEE_coma_flotante">http://es.wikipedia.org/wiki/IEEE_coma_flotante</text:a></text:p></text:note-body></text:note>. </text:p>
      <text:p text:style-name="P17"/>
      <text:p text:style-name="P10"><text:span text:style-name="T13">Un número en punto flotante tiene una representación bastante compleja, con tres componentes: un bit de signo (</text:span><text:span text:style-name="T14">s</text:span><text:span text:style-name="T13">), que puede ser 0 o 1; 8 bits para el exponente (</text:span><text:span text:style-name="T14">e</text:span><text:span text:style-name="T13">), y 23 bits para la mantisa (</text:span><text:span text:style-name="T14">m</text:span><text:span text:style-name="T13">). De esta manera, un número en punto flotante se almacenará en 32 bits (cuatro bytes).</text:span></text:p>
      <text:p text:style-name="P10"><text:span text:style-name="T13"/></text:p>
      <text:p text:style-name="P10"><text:span text:style-name="T13">Estos tres componentes se usan de forma que el número </text:span><text:span text:style-name="T14">v</text:span><text:span text:style-name="T13"> se escribirá como v = s * 2e * m. </text:span></text:p>
      <text:p text:style-name="P10"><text:span text:style-name="T16"/></text:p>
      <text:p text:style-name="P10"><text:span text:style-name="T15">Para números normalizados, los más comunes, Exp es el exponente desplazado y Fracción es la parte fraccional del </text:span><text:a xlink:type="simple" xlink:href="http://es.wikipedia.org/wiki/Significante"><text:span text:style-name="T17">significante</text:span></text:a><text:span text:style-name="T15"> (o significando). El número tiene valor v:</text:span></text:p>
      <text:p text:style-name="P32">v = s × 2e × m</text:p>
      <text:p text:style-name="P32">Donde</text:p>
      <text:p text:style-name="P32">s = +1 (números positivos) cuando S es 0</text:p>
      <text:p text:style-name="P32">s = −1 (números negativos) cuando S es 1</text:p>
      <text:p text:style-name="P32">e = Exp + 127 (en otras palabras, al exponente se le suma 127 y se almacena, a esto también se le llama "biased with 127" en inglés)</text:p>
      <text:p text:style-name="P17"/>
      <text:p text:style-name="P17"/>
      <text:p text:style-name="P17">En el caso de las cantidades “grandes”, lo más importante es el <text:span text:style-name="T1">orden de magnitud</text:span>, y no tiene mayor sentido consignar los decimales, ya que raramente se conocen con precisión. Por el contrario, en el caso de los números “pequeños”, normalmente la parte más importante es la de los decimales (porque interesa conocer con precisión su valor).</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FreeSan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Free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style:shadow="non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ntroducción a la Computación – Arquitectura de Computadoras <text:page-number text:select-page="current">7</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11:56:28</meta:creation-date>
    <dc:date>2013-04-08T18:53:26</dc:date>
    <meta:editing-duration>P4DT14H41M53S</meta:editing-duration>
    <meta:editing-cycles>172</meta:editing-cycles>
    <meta:generator>LibreOffice/3.5$Linux_x86 LibreOffice_project/350m1$Build-2</meta:generator>
    <meta:print-date>2013-02-28T11:24:17</meta:print-date>
    <meta:document-statistic meta:table-count="3" meta:image-count="0" meta:object-count="0" meta:page-count="7" meta:paragraph-count="237" meta:word-count="2859" meta:character-count="16535" meta:non-whitespace-character-count="13909"/>
  </office:meta>
</office:document-meta>
</file>